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" style:family="paragraph" style:parent-style-name="Standard" style:list-style-name="L1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" style:family="paragraph" style:parent-style-name="Standard" style:list-style-name="L2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6" style:family="paragraph" style:parent-style-name="Standard" style:list-style-name="L2">
      <style:paragraph-properties fo:line-height="100%" fo:text-align="justify" style:justify-single-word="false"/>
      <style:text-properties style:use-window-font-color="true" style:font-name="Arial" fo:font-size="12pt" fo:font-weight="normal" officeooo:paragraph-rsid="0014b032" fo:background-color="transparent" style:font-name-asian="Arial" style:font-name-complex="Arial"/>
    </style:style>
    <style:style style:name="P7" style:family="paragraph" style:parent-style-name="Standard" style:list-style-name="L2">
      <style:paragraph-properties fo:line-height="100%" fo:text-align="justify" style:justify-single-word="false"/>
      <style:text-properties style:use-window-font-color="true" style:font-name="Arial" fo:font-size="12pt" fo:font-weight="normal" officeooo:rsid="0013e55a" officeooo:paragraph-rsid="0013e55a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3e55a" officeooo:paragraph-rsid="0013e55a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13e55a"/>
    </style:style>
    <style:style style:name="P13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2pt" fo:font-weight="normal" officeooo:rsid="0013e55a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2pt" fo:font-weight="bold" officeooo:rsid="0013e55a" fo:background-color="transparent" loext:char-shading-value="0" style:font-name-asian="Arial" style:font-name-complex="Arial"/>
    </style:style>
    <style:style style:name="T5" style:family="text">
      <style:text-properties style:use-window-font-color="true" style:font-name="Arial" fo:font-size="12pt" fo:font-weight="bold" officeooo:rsid="0014b032" fo:background-color="transparent" loext:char-shading-value="0" style:font-name-asian="Arial" style:font-name-complex="Arial"/>
    </style:style>
    <style:style style:name="T6" style:family="text">
      <style:text-properties officeooo:rsid="0013e55a"/>
    </style:style>
    <style:style style:name="T7" style:family="text">
      <style:text-properties officeooo:rsid="0014b032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CTOR SILVEIRA SUZUKI</text:p>
      <text:p text:style-name="P10"/>
      <text:p text:style-name="P3">Idade: 23 anos<text:tab/><text:tab/><text:tab/><text:tab/><text:tab/><text:tab/><text:tab/><text:tab/></text:p>
      <text:p text:style-name="P3">Estado civil: Solteiro</text:p>
      <text:p text:style-name="P1"><text:span text:style-name="T1">Endereço: Centro – Mogi das Cruzes - SP</text:span></text:p>
      <text:p text:style-name="P3">Telefone: (11) 94193-8510 </text:p>
      <text:p text:style-name="P3">E-mail: vssuzuki2@gmail.com</text:p>
      <text:p text:style-name="P10"/>
      <text:p text:style-name="P10"/>
      <text:p text:style-name="P10"/>
      <text:p text:style-name="P8">RESUMO DO CURRÍCULO</text:p>
      <text:p text:style-name="P1"><text:span text:style-name="T1">Estudante buscando especializar-se em soluções para aplicações WEB. Com experiências profissionais em pequenas e grandes empresas evoluindo e aprendendo constantemente </text:span><text:span text:style-name="T2">a cada</text:span><text:span text:style-name="T1"> dia. <text:s text:c="2"/></text:span></text:p>
      <text:p text:style-name="P1"><text:span text:style-name="T1">Dentre as principais características profissionais destacam-se responsabilidade, dedicação, comprometimento com a entrega, trabalho em equipe e </text:span><text:span text:style-name="T2">o</text:span><text:span text:style-name="T1"> interess</text:span><text:span text:style-name="T2">e</text:span><text:span text:style-name="T1"> a cima de tudo no conhecimento. </text:span></text:p>
      <text:p text:style-name="P3">Desenvolver um trabalho honesto de maneira honrosa e resiliente, atingir objetivos colaborando para o crescimento e resultados da empresa são os deveres de todo profissional.</text:p>
      <text:p text:style-name="P10"/>
      <text:p text:style-name="P8">_______________________________________________________________</text:p>
      <text:p text:style-name="P10"/>
      <text:p text:style-name="P10"/>
      <text:p text:style-name="P8">Educação:</text:p>
      <text:p text:style-name="P10"/>
      <text:p text:style-name="P8">Inglês</text:p>
      <text:p text:style-name="P3">Instituição de ensino - Yazigi</text:p>
      <text:p text:style-name="P3"><text:s/>Período: 2005 - 2013</text:p>
      <text:p text:style-name="P10"/>
      <text:p text:style-name="P3">Instituição de ensino <text:s/>- LAB <text:s/>(Languages Across Borders)</text:p>
      <text:p text:style-name="P3">Período: 2014 - 2015</text:p>
      <text:p text:style-name="P10"/>
      <text:p text:style-name="P3">Instituição de ensino <text:s/>- Cultura Inglesa</text:p>
      <text:p text:style-name="P3">Período: 2020 - 2022</text:p>
      <text:p text:style-name="P10"/>
      <text:p text:style-name="P10"/>
      <text:p text:style-name="P8">Espanhol</text:p>
      <text:p text:style-name="P1"><text:span text:style-name="T1">Instituição de ensino – <text:s/>Handsworh Secondary Highschool</text:span></text:p>
      <text:p text:style-name="P3">Período: 2014 - 2015</text:p>
      <text:p text:style-name="P10"/>
      <text:p text:style-name="P1"><text:span text:style-name="T1">Instituição de ensino – Colegio São Marcos</text:span></text:p>
      <text:p text:style-name="P3">Período: 2010 - 2011</text:p>
      <text:p text:style-name="P10"/>
      <text:p text:style-name="P10"/>
      <text:p text:style-name="P10"/>
      <text:p text:style-name="P10"/>
      <text:p text:style-name="P8">Ensino Médio</text:p>
      <text:p text:style-name="P1"><text:span text:style-name="T1">Instituição de ensino – Colegio São Marcos</text:span></text:p>
      <text:p text:style-name="P1"><text:span text:style-name="T1">Instituição de ensino – <text:s/>Handsworh Secondary Highschool</text:span></text:p>
      <text:p text:style-name="P10"/>
      <text:p text:style-name="P10"/>
      <text:p text:style-name="P8"><text:soft-page-break/>Bacharelado - Sistemas de Informação:</text:p>
      <text:p text:style-name="P3">Instituição de ensino: Universidade de Mogi das Cruzes</text:p>
      <text:p text:style-name="P3">Período: 2016 - 2018</text:p>
      <text:p text:style-name="P10"/>
      <text:p text:style-name="P10"/>
      <text:p text:style-name="P8">Bancos de dados - Microsoft SQL Server 2016 </text:p>
      <text:p text:style-name="P1"><text:span text:style-name="T1">Instituição de ensino: <text:s/>Impacta Treinamentos – São Paulo</text:span></text:p>
      <text:p text:style-name="P3">Período: 2017 - 2018</text:p>
      <text:p text:style-name="P10"/>
      <text:p text:style-name="P10"/>
      <text:p text:style-name="P1"><text:span text:style-name="T4">Sistemas para</text:span><text:span text:style-name="T3"> </text:span><text:span text:style-name="T4">Internet</text:span></text:p>
      <text:p text:style-name="P1"><text:span text:style-name="T1">Instituição de ensino – FIAP</text:span></text:p>
      <text:p text:style-name="P3">Período: 202<text:span text:style-name="T6">1</text:span> - 202<text:span text:style-name="T6">3</text:span></text:p>
      <text:p text:style-name="P10"/>
      <text:p text:style-name="P10"/>
      <text:p text:style-name="P10"/>
      <text:p text:style-name="P8">_______________________________________________________________</text:p>
      <text:p text:style-name="P10"/>
      <text:p text:style-name="P10"/>
      <text:p text:style-name="P8">IDIOMAS:</text:p>
      <text:p text:style-name="P8">Português Nativo</text:p>
      <text:p text:style-name="P8">Inglês Avançado </text:p>
      <text:p text:style-name="P8">Espanhol Intermediário</text:p>
      <text:p text:style-name="P10"/>
      <text:p text:style-name="P8">_______________________________________________________________</text:p>
      <text:p text:style-name="P13"/>
      <text:p text:style-name="P8">EXPERIÊNCIA PROFISSIONAL</text:p>
      <text:p text:style-name="P10"/>
      <text:p text:style-name="P8">Instituto Dona Placidina</text:p>
      <text:p text:style-name="P8">- Estagiario em TI</text:p>
      <text:p text:style-name="P3">Período: 2017/2018</text:p>
      <text:p text:style-name="P10"/>
      <text:list xml:id="list3988118095" text:style-name="L1">
        <text:list-item>
          <text:p text:style-name="P4">Auxiliando nas aulas de informática para alunos do primeiro ano ao ensino médio Usando Ferramentas como: Pacote Office; Scratch e ambientes Windows.</text:p>
        </text:list-item>
        <text:list-item>
          <text:p text:style-name="P4">Service Desk realizando a <text:s/>manutenção de computadores e da infra-estrutura de redes da escola.</text:p>
        </text:list-item>
      </text:list>
      <text:p text:style-name="P10"/>
      <text:p text:style-name="P3">Remuneração: R$1000,00/mês </text:p>
      <text:p text:style-name="P10"/>
      <text:p text:style-name="P10"/>
      <text:p text:style-name="P10"/>
      <text:p text:style-name="P8">Movida Aluguel de Carros</text:p>
      <text:p text:style-name="P8">- Programador PHP – Jr/<text:span text:style-name="T6">Pleno</text:span> </text:p>
      <text:p text:style-name="P3">Período: 2018/202<text:span text:style-name="T6">1</text:span></text:p>
      <text:p text:style-name="P10"/>
      <text:list xml:id="list1612721461" text:style-name="L2">
        <text:list-item>
          <text:p text:style-name="P5">Inicio da experiência atuando em Testes Regressivos durante a criação de novos microserviços REST e SOAP. Desenvolvimentoe Sustentação de aplicações em ambientes Linux utilizando a liguagem de programação PHP, recursos da framework LARAVEL e Banco de dados MySQL</text:p>
        </text:list-item>
        <text:list-item>
          <text:p text:style-name="P7">Experiência como Pleno Sustentação, implementação de features voltadas para melhoria de desempenho das aplicações PHP. Sustentação de projetos Angular/NodeJS Utilizando MongoDB e Mysql</text:p>
        </text:list-item>
      </text:list>
      <text:p text:style-name="P10"/>
      <text:p text:style-name="P3"><text:soft-page-break/></text:p>
      <text:p text:style-name="P9">UnioIT -Software house</text:p>
      <text:p text:style-name="P12"><text:span text:style-name="T3">- Programador </text:span><text:span text:style-name="T5">FullStack</text:span><text:span text:style-name="T3"> – </text:span><text:span text:style-name="T4">Pleno –</text:span><text:span text:style-name="T5"> Periodo Atual</text:span></text:p>
      <text:list xml:id="list223217167634897" text:continue-numbering="true" text:style-name="L2">
        <text:list-item>
          <text:p text:style-name="P6">Inicio da experiência atuando <text:span text:style-name="T7">na Sustentação de projetos Laravel e desenvolvimento de features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6T22:15:34.897000000</dc:date>
    <meta:editing-duration>PT9M25S</meta:editing-duration>
    <meta:editing-cycles>2</meta:editing-cycles>
    <meta:generator>LibreOffice/6.4.6.2$Windows_X86_64 LibreOffice_project/0ce51a4fd21bff07a5c061082cc82c5ed232f115</meta:generator>
    <meta:document-statistic meta:table-count="0" meta:image-count="0" meta:object-count="0" meta:page-count="3" meta:paragraph-count="57" meta:word-count="368" meta:character-count="2767" meta:non-whitespace-character-count="2426"/>
  </office:meta>
</office:document-meta>
</file>